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2" svg:font-family="'Courier New'"/>
    <style:font-face style:name="Courier New1" svg:font-family="'Courier New', Courier, monospace"/>
    <style:font-face style:name="Mangal1" svg:font-family="Mangal"/>
    <style:font-face style:name="Trebuchet MS" svg:font-family="'Trebuchet MS'"/>
    <style:font-face style:name="Trebuchet MS1" svg:font-family="'Trebuchet MS',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text-indent="0in" style:auto-text-indent="false"/>
    </style:style>
    <style:style style:name="P2" style:family="paragraph" style:parent-style-name="Standard">
      <style:paragraph-properties fo:margin-left="0in" fo:margin-right="0in" fo:margin-top="0.0417in" fo:margin-bottom="0.0417in" fo:text-indent="0in" style:auto-text-indent="false"/>
      <style:text-properties style:font-name="Trebuchet MS" fo:font-size="10pt"/>
    </style:style>
    <style:style style:name="P3"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Standard" style:list-style-name="L1">
      <style:paragraph-properties fo:line-height="150%" fo:text-align="justify" style:justify-single-word="false"/>
      <style:text-properties style:font-name="Times New Roman"/>
    </style:style>
    <style:style style:name="P6" style:family="paragraph" style:parent-style-name="Standard" style:list-style-name="L1">
      <style:paragraph-properties fo:line-height="150%" fo:text-align="start" style:justify-single-word="false"/>
      <style:text-properties style:font-name="Times New Roman"/>
    </style:style>
    <style:style style:name="P7" style:family="paragraph" style:parent-style-name="Standard" style:list-style-name="L1">
      <style:paragraph-properties fo:line-height="150%" fo:text-align="justify" style:justify-single-word="false"/>
      <style:text-properties style:font-name="Times New Roman" fo:font-weight="normal" style:font-weight-asian="normal" style:font-weight-complex="normal"/>
    </style:style>
    <style:style style:name="P8" style:family="paragraph" style:parent-style-name="Standard" style:list-style-name="L1">
      <style:paragraph-properties fo:line-height="150%" fo:text-align="start" style:justify-single-word="false"/>
      <style:text-properties style:font-name="Times New Roman" fo:font-weight="normal" style:font-weight-asian="normal" style:font-weight-complex="normal"/>
    </style:style>
    <style:style style:name="P9"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style:text-underline-style="none" fo:font-weight="normal" style:font-size-asian="12pt" style:font-weight-asian="normal" style:font-size-complex="12pt" style:font-weight-complex="normal"/>
    </style:style>
    <style:style style:name="P10" style:family="paragraph" style:parent-style-name="Standard" style:list-style-name="L1">
      <style:paragraph-properties fo:line-height="150%" fo:text-align="justify" style:justify-single-word="false"/>
      <style:text-properties fo:color="#000000" style:text-line-through-style="none" style:font-name="Times New Roman" fo:font-size="12pt" style:text-underline-style="none" fo:font-weight="normal" style:text-blinking="false" fo:background-color="#ffffff" style:font-size-asian="12pt" style:font-weight-asian="normal" style:font-size-complex="12pt" style:font-weight-complex="normal"/>
    </style:style>
    <style:style style:name="P11" style:family="paragraph" style:parent-style-name="Standard" style:list-style-name="L1">
      <style:paragraph-properties fo:line-height="150%" fo:text-align="justify" style:justify-single-word="false"/>
      <style:text-properties fo:color="#000000" style:text-line-through-style="none" style:font-name="Times New Roman" style:text-underline-style="none" style:text-blinking="false" fo:background-color="#ffffff"/>
    </style:style>
    <style:style style:name="P12" style:family="paragraph" style:parent-style-name="Standard" style:list-style-name="L1">
      <style:paragraph-properties fo:line-height="150%" fo:text-align="justify" style:justify-single-word="false"/>
    </style:style>
    <style:style style:name="P13" style:family="paragraph" style:parent-style-name="Standard" style:list-style-name="L1">
      <style:paragraph-properties fo:line-height="150%" fo:text-align="start" style:justify-single-word="false"/>
    </style:style>
    <style:style style:name="P14" style:family="paragraph" style:parent-style-name="Standard" style:list-style-name="L1">
      <style:paragraph-properties fo:line-height="150%" fo:text-align="justify" style:justify-single-word="false"/>
      <style:text-properties style:font-name="Courier New1" fo:font-weight="normal" style:font-weight-asian="normal" style:font-weight-complex="normal"/>
    </style:style>
    <style:style style:name="P15" style:family="paragraph" style:parent-style-name="Standard" style:list-style-name="L1">
      <style:paragraph-properties fo:line-height="150%" fo:text-align="justify" style:justify-single-word="false"/>
      <style:text-properties style:font-name="Trebuchet MS" fo:font-size="10pt" fo:font-weight="normal" style:font-weight-asian="normal" style:font-weight-complex="normal"/>
    </style:style>
    <style:style style:name="P16" style:family="paragraph" style:parent-style-name="Preformatted_20_Text" style:list-style-name="L1">
      <style:paragraph-properties fo:line-height="150%" fo:text-align="justify" style:justify-single-word="false"/>
      <style:text-properties style:font-name="Times New Roman" fo:font-weight="normal" style:font-weight-asian="normal" style:font-weight-complex="normal"/>
    </style:style>
    <style:style style:name="P17" style:family="paragraph" style:parent-style-name="Preformatted_20_Text" style:list-style-name="L1">
      <style:paragraph-properties fo:line-height="150%" fo:text-align="justify" style:justify-single-word="false"/>
      <style:text-properties style:font-name="Trebuchet MS" fo:font-size="10pt" fo:font-weight="normal" style:font-weight-asian="normal" style:font-weight-complex="normal"/>
    </style:style>
    <style:style style:name="T1" style:family="text">
      <style:text-properties fo:font-weight="bold"/>
    </style:style>
    <style:style style:name="T2" style:family="text">
      <style:text-properties fo:font-weight="bold"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00" style:text-line-through-style="none" style:text-underline-style="none" style:text-blinking="false" fo:background-color="#ffffff"/>
    </style:style>
    <style:style style:name="T5" style:family="text">
      <style:text-properties fo:color="#000000" style:text-line-through-style="none" style:text-underline-style="none" fo:font-weight="bold" style:text-blinking="false" fo:background-color="#ffffff"/>
    </style:style>
    <style:style style:name="T6" style:family="text">
      <style:text-properties fo:color="#000000" style:text-line-through-style="none" fo:font-size="12pt" style:text-underline-style="none" fo:font-weight="normal" style:text-blinking="false" fo:background-color="#ffffff" style:font-size-asian="12pt" style:font-weight-asian="normal" style:font-size-complex="12pt" style:font-weight-complex="normal"/>
    </style:style>
    <style:style style:name="T7" style:family="text">
      <style:text-properties fo:font-variant="normal" fo:text-transform="none" fo:font-size="12pt" fo:font-style="normal" style:text-underline-style="none" fo:font-weight="normal" style:font-size-asian="12pt" style:font-weight-asian="normal" style:font-size-complex="12pt" style:font-weight-complex="normal"/>
    </style:style>
    <style:style style:name="T8" style:family="text">
      <style:text-properties style:font-name="Times New Roman"/>
    </style:style>
    <style:style style:name="T9" style:family="text">
      <style:text-properties style:font-name="Times New Roman" fo:font-weight="normal" style:font-weight-asian="normal" style:font-weight-complex="normal"/>
    </style:style>
    <style:style style:name="T10" style:family="text">
      <style:text-properties style:font-name="Trebuchet MS" fo:font-size="10pt"/>
    </style:style>
    <style:style style:name="T11" style:family="text">
      <style:text-properties style:font-name="Trebuchet MS" fo:font-size="10pt" fo:font-style="italic" style:text-underline-style="solid" style:text-underline-width="auto" style:text-underline-color="font-color" fo:font-weight="bold"/>
    </style:style>
    <style:style style:name="T12" style:family="text">
      <style:text-properties fo:font-size="9pt"/>
    </style:style>
    <style:style style:name="T13" style:family="text">
      <style:text-properties style:font-name="Courier New2" fo:font-size="11pt"/>
    </style:style>
    <style:style style:name="T14" style:family="text">
      <style:text-properties fo:font-size="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MPLE QUESTIONS RELATED TO <text:s/>BEAN</text:p>
      <text:p text:style-name="P4"/>
      <text:list xml:id="list4458074474507792160" text:style-name="L1">
        <text:list-item>
          <text:p text:style-name="P7">What is <text:s/>Bean?</text:p>
          <text:p text:style-name="P5"><text:span text:style-name="T3">Ans: <text:s/>The bean tag is a combination of the </text:span><text:span text:style-name="T2">set</text:span><text:span text:style-name="T3"> and </text:span><text:span text:style-name="T2">push</text:span><text:span text:style-name="T3"> tags, it allows you create a new instance of an object and then set the values of the variables. It then makes the bean available in the valuestack, so that it can be used in the JSP page. </text:span></text:p>
          <text:p text:style-name="P7"/>
        </text:list-item>
        <text:list-item>
          <text:p text:style-name="P9">What is Data Access Object (DAO) pattern in Java?</text:p>
          <text:p text:style-name="P5"><text:span text:style-name="T7">Ans: In short Data Access Object or DAO design pattern is way to reduce coupling between Business logic and Persistence logic.</text:span><text:span text:style-name="T6">DAO pattern allows you to </text:span><text:bookmark text:name="IL_AD3"/><text:span text:style-name="T6">encapsulate code for performing CRUD operation against persistence from rest of application. Which means any change on persistence logic will not affect other layers of application which is already tested.</text:span></text:p>
          <text:p text:style-name="P10"/>
        </text:list-item>
        <text:list-item>
          <text:p text:style-name="P10">What are the attributes of get and set methods in bean class?</text:p>
          <text:p text:style-name="P5">Ans: <text:span text:style-name="T4">A read-only attribute will have only a get</text:span><text:span text:style-name="T5">PropertyName</text:span><text:span text:style-name="T4">() method, and a write-only attribute will have only a set</text:span><text:span text:style-name="T5">PropertyName</text:span><text:span text:style-name="T4">() method.</text:span></text:p>
          <text:p text:style-name="P11"/>
        </text:list-item>
        <text:list-item>
          <text:p text:style-name="P11">What are the types of statements in JDBC?</text:p>
          <text:p text:style-name="P11">Ans: JDBC API has 3 Interfaces and their key features of these are as follows:</text:p>
          <text:p text:style-name="P11"/>
          <text:p text:style-name="P12"><text:span text:style-name="Strong_20_Emphasis"><text:span text:style-name="T8">Statement:</text:span></text:span><text:span text:style-name="T8"> which is used to run simple SQL statements like select and update. Statement interfaces use for general-purpose access to your database. It is useful when you are using static SQL statements at runtime. The Statement interface cannot accept parameters.</text:span></text:p>
          <text:p text:style-name="P5"/>
          <text:p text:style-name="P12"><text:span text:style-name="Strong_20_Emphasis"><text:span text:style-name="T8">Prepared Statement:</text:span></text:span><text:span text:style-name="T8"> A SQL statement is pre-compiled and stored in a Prepared Statement object. It is used to run Pre compiled SQL. This object can then be used to efficiently execute this statement multiple times. The object of Prepared Statement class can be created using Connection.prepareStatement() method. This extends Statement interface.</text:span></text:p>
          <text:p text:style-name="P5"/>
          <text:p text:style-name="P12"><text:span text:style-name="Strong_20_Emphasis"><text:span text:style-name="T8">Callable Statement:</text:span></text:span><text:span text:style-name="T8"> This interface is used to execute the stored procedures. This extends Prepared Statement interface. The object of Callable Statement class can be created using Connection.prepareCall() method.</text:span></text:p>
          <text:p text:style-name="P5"/>
        </text:list-item>
        <text:list-item>
          <text:p text:style-name="P5"><text:soft-page-break/>Define MVC</text:p>
          <text:p text:style-name="P5">Ans: MVC is a design pattern called Model-View-Controller. It decouples data access logic from business logic. </text:p>
          <text:p text:style-name="P5"/>
        </text:list-item>
        <text:list-item>
          <text:p text:style-name="P5">Define Model</text:p>
          <text:p text:style-name="P5">Ans:The Model contains the core of the application's functionality. It encapsulates the state of the application. Sometimes the only functionality it contains is state. It knows nothing about the view or controller.</text:p>
          <text:list>
            <text:list-item>
              <text:list>
                <text:list-header>
                  <text:p text:style-name="P5">Example: Bean and DAO Class.</text:p>
                </text:list-header>
              </text:list>
            </text:list-item>
          </text:list>
          <text:p text:style-name="P5"/>
        </text:list-item>
        <text:list-item>
          <text:p text:style-name="P7">Define view</text:p>
          <text:p text:style-name="P12"><text:span text:style-name="T9">Ans: </text:span>The view provides the presentation of the model. It is the look and feel of the application. The view can access the model getters, but it has no knowledge of the setters. In addition, it knows nothing about the controller. The view should be notified when changes to the model occur.</text:p>
          <text:list>
            <text:list-item>
              <text:list>
                <text:list-header>
                  <text:p text:style-name="P5">Example: Jsp,Html,Xml,etc..,</text:p>
                  <text:p text:style-name="P5"/>
                </text:list-header>
              </text:list>
            </text:list-item>
          </text:list>
        </text:list-item>
        <text:list-item>
          <text:p text:style-name="P7">Define controller</text:p>
          <text:p text:style-name="P12"><text:span text:style-name="T9">Ans: </text:span>The controller reacts to the user input. It creates and sets the model and helps to identify which view should be part of response. </text:p>
          <text:list>
            <text:list-item>
              <text:list>
                <text:list-header>
                  <text:p text:style-name="P5">Example: Action <text:s/>classes (struts)</text:p>
                  <text:p text:style-name="P7"/>
                </text:list-header>
              </text:list>
            </text:list-item>
          </text:list>
        </text:list-item>
        <text:list-item>
          <text:p text:style-name="P7"><text:s/><text:span text:style-name="T1">What are Java Beans?</text:span></text:p>
          <text:p text:style-name="P8"><text:span text:style-name="T1">Ans: </text:span>Java Beans are usual Java classes which adhere to certain coding conventions:<text:line-break/> Implements java.io.Serializable interface<text:line-break/> Provides no argument constructor<text:line-break/> Provides getter and setter methods for accessing it's properties. </text:p>
          <text:p text:style-name="P8"/>
        </text:list-item>
        <text:list-item>
          <text:p text:style-name="P7"><text:bookmark text:name="Why_do_I_get_a_NullPointerException_when_loading_a_JAR_file_into_the_BeanBox"/><text:span text:style-name="T1">Why do I get a NullPointerException when loading a JAR file into the BeanBox?</text:span> </text:p>
          <text:p text:style-name="P6"><text:span text:style-name="T3">Ans: </text:span>Usually this is because of a mistake in the JAR file being loaded. In the meantime, typical errors include:<text:line-break/><text:tab/>The MANIFEST file uses classes using the wrong file separator ("/" should be used in all platforms).<text:line-break/><text:soft-page-break/><text:tab/>The MANIFEST file refers to classes in a package but the actual .class files are not really in that package. </text:p>
          <text:p text:style-name="P13"/>
        </text:list-item>
        <text:list-item>
          <text:p text:style-name="P14"><text:bookmark text:name="What_is_the_serializable_class_in_java_beans"/><text:span text:style-name="T1">What is the serializable class in java beans? </text:span><text:line-break/>Any class is serializable as long as that class or a parent class implements the java.io.Serializable interface. Examples of serializable classes include Component, String, Date, Vector, and Hashtable. </text:p>
        </text:list-item>
        <text:list-item>
          <text:p text:style-name="P7"><text:span text:style-name="Strong_20_Emphasis"><text:span text:style-name="T10">What is the ActionForm?</text:span></text:span> </text:p>
        </text:list-item>
      </text:list>
      <text:p text:style-name="Standard"/>
      <text:p text:style-name="P2">ActionForm is javabean which represents the form inputs containing the request parameters from the View referencing the Action bean.</text:p>
      <text:list xml:id="list28762969" text:continue-numbering="true" text:style-name="L1">
        <text:list-item>
          <text:p text:style-name="P7"><text:span text:style-name="Strong_20_Emphasis"><text:span text:style-name="T10">What are the important methods of ActionForm?</text:span></text:span> </text:p>
        </text:list-item>
      </text:list>
      <text:p text:style-name="Standard"/>
      <text:p text:style-name="P1"><text:span text:style-name="T10">The important methods of ActionForm are : </text:span><text:span text:style-name="Source_20_Text"><text:span text:style-name="T12">validate()</text:span></text:span> <text:span text:style-name="T10">&amp; reset().</text:span></text:p>
      <text:list xml:id="list28771841" text:continue-numbering="true" text:style-name="L1">
        <text:list-item>
          <text:p text:style-name="P7">Define validate()</text:p>
          <text:p text:style-name="P7"><text:span text:style-name="T11">validate()</text:span><text:span text:style-name="T10"> : Used to validate properties after they have been populated; Called before FormBean is handed to Action. Returns a collection of </text:span><text:span text:style-name="Source_20_Text"><text:span text:style-name="T12">ActionError</text:span></text:span> <text:span text:style-name="T10">as </text:span><text:span text:style-name="Source_20_Text"><text:span text:style-name="T12">ActionErrors</text:span></text:span><text:span text:style-name="T10">. Following is the method signature for the </text:span><text:span text:style-name="Source_20_Text"><text:span text:style-name="T12">validate()</text:span></text:span> <text:span text:style-name="T10">method.</text:span> </text:p>
          <text:p text:style-name="P16"><text:span text:style-name="Strong_20_Emphasis"><text:span text:style-name="T13">public </text:span></text:span><text:span text:style-name="T14">ActionErrors validate(ActionMapping mapping,HttpServletRequest request)</text:span></text:p>
        </text:list-item>
        <text:list-item>
          <text:p text:style-name="P7">Define reset()</text:p>
          <text:p text:style-name="P7"><text:span text:style-name="T10"><text:s/></text:span><text:span text:style-name="Source_20_Text"><text:span text:style-name="T12">reset()</text:span></text:span> <text:span text:style-name="T10">method is called by Struts Framework with each request that uses the defined ActionForm. The purpose of this method is to reset all of the ActionForm's data members prior to the new request values being set. </text:span></text:p>
          <text:p text:style-name="P17">public void reset() {}</text:p>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2" svg:font-family="'Courier New'"/>
    <style:font-face style:name="Courier New1" svg:font-family="'Courier New', Courier, monospace"/>
    <style:font-face style:name="Mangal1" svg:font-family="Mangal"/>
    <style:font-face style:name="Trebuchet MS" svg:font-family="'Trebuchet MS'"/>
    <style:font-face style:name="Trebuchet MS1" svg:font-family="'Trebuchet MS',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3T17:52:50.70</meta:creation-date>
    <dc:date>2015-11-05T08:59:15.23</dc:date>
    <meta:editing-duration>PT5H29M20S</meta:editing-duration>
    <meta:editing-cycles>50</meta:editing-cycles>
    <meta:generator>OpenOffice/4.1.1$Win32 OpenOffice.org_project/411m6$Build-9775</meta:generator>
    <meta:document-statistic meta:table-count="0" meta:image-count="0" meta:object-count="0" meta:page-count="3" meta:paragraph-count="38" meta:word-count="719" meta:character-count="4508"/>
  </office:meta>
</office:document-meta>
</file>